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E000000DA32E6380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quipamentos" style:family="table">
      <style:table-properties style:width="17cm" table:align="margins"/>
    </style:style>
    <style:style style:name="Equipamentos.A" style:family="table-column">
      <style:table-column-properties style:column-width="2.293cm" style:rel-column-width="1300*"/>
    </style:style>
    <style:style style:name="Equipamentos.B" style:family="table-column">
      <style:table-column-properties style:column-width="9.04cm" style:rel-column-width="5125*"/>
    </style:style>
    <style:style style:name="Equipamentos.C" style:family="table-column">
      <style:table-column-properties style:column-width="5.667cm" style:rel-column-width="3213*"/>
    </style:style>
    <style:style style:name="Equipamentos.A1" style:family="table-cell">
      <style:table-cell-properties fo:padding="0.097cm" fo:border-left="0.05pt solid #000000" fo:border-right="none" fo:border-top="0.05pt solid #000000" fo:border-bottom="0.05pt solid #000000"/>
    </style:style>
    <style:style style:name="Equipamentos.C1" style:family="table-cell">
      <style:table-cell-properties fo:padding="0.097cm" fo:border="0.05pt solid #000000"/>
    </style:style>
    <style:style style:name="Equipamentos.2" style:family="table-row">
      <style:table-row-properties style:min-row-height="0.61cm"/>
    </style:style>
    <style:style style:name="Equipamentos.A2" style:family="table-cell">
      <style:table-cell-properties fo:padding="0.097cm" fo:border-left="0.05pt solid #000000" fo:border-right="none" fo:border-top="none" fo:border-bottom="0.05pt solid #000000"/>
    </style:style>
    <style:style style:name="Equipamento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293cm" style:rel-column-width="1300*"/>
    </style:style>
    <style:style style:name="Tabela1.B" style:family="table-column">
      <style:table-column-properties style:column-width="9.04cm" style:rel-column-width="5125*"/>
    </style:style>
    <style:style style:name="Tabela1.C" style:family="table-column">
      <style:table-column-properties style:column-width="5.667cm" style:rel-column-width="321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1.333cm" style:rel-column-width="6425*"/>
    </style:style>
    <style:style style:name="Tabela2.B" style:family="table-column">
      <style:table-column-properties style:column-width="5.667cm" style:rel-column-width="321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0.61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paragraph-rsid="001e664d"/>
    </style:style>
    <style:style style:name="P2" style:family="paragraph" style:parent-style-name="Standard">
      <style:paragraph-properties fo:text-align="start" style:justify-single-word="false"/>
      <style:text-properties officeooo:rsid="0019196e" officeooo:paragraph-rsid="0019196e"/>
    </style:style>
    <style:style style:name="P3" style:family="paragraph" style:parent-style-name="Standard">
      <style:paragraph-properties fo:text-align="start" style:justify-single-word="false"/>
      <style:text-properties officeooo:rsid="001988ae" officeooo:paragraph-rsid="0019196e"/>
    </style:style>
    <style:style style:name="P4" style:family="paragraph" style:parent-style-name="Standard">
      <style:paragraph-properties fo:text-align="start" style:justify-single-word="false"/>
      <style:text-properties officeooo:rsid="001988ae" officeooo:paragraph-rsid="001988a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988ae" officeooo:paragraph-rsid="001988ae"/>
    </style:style>
    <style:style style:name="P6" style:family="paragraph" style:parent-style-name="Standard">
      <style:paragraph-properties fo:text-align="start" style:justify-single-word="false"/>
      <style:text-properties officeooo:rsid="001988ae" officeooo:paragraph-rsid="001e664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88ae" officeooo:paragraph-rsid="001988a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196e" officeooo:paragraph-rsid="0019196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e664d" officeooo:paragraph-rsid="001e664d"/>
    </style:style>
    <style:style style:name="P10" style:family="paragraph" style:parent-style-name="Table_20_Contents">
      <style:paragraph-properties fo:text-align="start" style:justify-single-word="false"/>
      <style:text-properties officeooo:rsid="0019196e" officeooo:paragraph-rsid="0019196e"/>
    </style:style>
    <style:style style:name="P11" style:family="paragraph" style:parent-style-name="Table_20_Contents">
      <style:paragraph-properties fo:text-align="start" style:justify-single-word="false"/>
      <style:text-properties officeooo:rsid="0019196e" officeooo:paragraph-rsid="001e664d"/>
    </style:style>
    <style:style style:name="P12" style:family="paragraph" style:parent-style-name="Table_20_Contents">
      <style:paragraph-properties fo:text-align="start" style:justify-single-word="false"/>
      <style:text-properties officeooo:rsid="0019196e" officeooo:paragraph-rsid="001f4fa9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9196e" officeooo:paragraph-rsid="0019196e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9196e" officeooo:paragraph-rsid="001e664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e664d" officeooo:paragraph-rsid="001e664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1e664d" officeooo:paragraph-rsid="001e664d"/>
    </style:style>
    <style:style style:name="P17" style:family="paragraph" style:parent-style-name="Table_20_Contents">
      <style:paragraph-properties fo:text-align="start" style:justify-single-word="false"/>
      <style:text-properties officeooo:rsid="001f4fa9" officeooo:paragraph-rsid="001f4f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88ae" style:font-weight-asian="bold" style:font-weight-complex="bold"/>
    </style:style>
    <style:style style:name="T3" style:family="text">
      <style:text-properties fo:font-weight="bold" officeooo:rsid="001e664d" style:font-weight-asian="bold" style:font-weight-complex="bold"/>
    </style:style>
    <style:style style:name="T4" style:family="text">
      <style:text-properties fo:font-weight="bold" officeooo:rsid="001f4fa9" style:font-weight-asian="bold" style:font-weight-complex="bold"/>
    </style:style>
    <style:style style:name="T5" style:family="text">
      <style:text-properties officeooo:rsid="001988a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88ae" style:font-weight-asian="normal" style:font-weight-complex="normal"/>
    </style:style>
    <style:style style:name="T8" style:family="text">
      <style:text-properties officeooo:rsid="001cb753"/>
    </style:style>
    <style:style style:name="T9" style:family="text">
      <style:text-properties officeooo:rsid="001f4f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utorização de Pedido e Instalação</text:p>
      <text:p text:style-name="P2"/>
      <text:p text:style-name="P2"/>
      <text:p text:style-name="P2">Eu, ______________________________________________, autorizo a instalação dos itens discriminados nesta via para o simples propósito da prestação do serviço mensal d<text:span text:style-name="T9">a</text:span> <text:span text:style-name="T9">solução</text:span> <text:span text:style-name="T3">GestãoFood</text:span>.</text:p>
      <text:p text:style-name="P3"/>
      <text:p text:style-name="P7">Quanto ao Serviço</text:p>
      <text:p text:style-name="P7"/>
      <text:list xml:id="list387348330237338710" text:style-name="L1">
        <text:list-item>
          <text:p text:style-name="P1"><text:span text:style-name="T5">Todas as funcionalidades do sistema </text:span><text:span text:style-name="T3">GestãoFood</text:span><text:span text:style-name="T7"> que estão disponíveis ou que venham a ser disponibilizadas futuramente.</text:span></text:p>
        </text:list-item>
        <text:list-item>
          <text:p text:style-name="P5"><text:span text:style-name="T6">Assistência para qualquer erro, problemas no sistema ou dúvidas durante o tempo de assinatura.</text:span></text:p>
        </text:list-item>
        <text:list-item>
          <text:p text:style-name="P5"><text:span text:style-name="T6">Treinamento com horário combinado para aprendizado e utilização de todas as funcionalidades.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Mês</text:p>
          </table:table-cell>
          <table:table-cell table:style-name="Tabela2.B1" office:value-type="string">
            <text:p text:style-name="P14">Valor</text:p>
          </table:table-cell>
        </table:table-row>
        <table:table-row table:style-name="Tabela2.2">
          <table:table-cell table:style-name="Tabela2.A2" office:value-type="string">
            <text:p text:style-name="P17">1º Mês</text:p>
          </table:table-cell>
          <table:table-cell table:style-name="Tabela2.B2" office:value-type="string">
            <text:p text:style-name="P12">R$ <text:span text:style-name="T9">90,00</text:span></text:p>
          </table:table-cell>
        </table:table-row>
        <table:table-row table:style-name="Tabela2.2">
          <table:table-cell table:style-name="Tabela2.A2" office:value-type="string">
            <text:p text:style-name="P17">2º Mês</text:p>
          </table:table-cell>
          <table:table-cell table:style-name="Tabela2.B2" office:value-type="string">
            <text:p text:style-name="P12">R$ <text:span text:style-name="T9">90,00</text:span></text:p>
          </table:table-cell>
        </table:table-row>
        <table:table-row table:style-name="Tabela2.2">
          <table:table-cell table:style-name="Tabela2.A2" office:value-type="string">
            <text:p text:style-name="P17">3º Mês</text:p>
          </table:table-cell>
          <table:table-cell table:style-name="Tabela2.B2" office:value-type="string">
            <text:p text:style-name="P12">R$ <text:span text:style-name="T9">90,00</text:span></text:p>
          </table:table-cell>
        </table:table-row>
        <table:table-row table:style-name="Tabela2.2">
          <table:table-cell table:style-name="Tabela2.A2" office:value-type="string">
            <text:p text:style-name="P16"><text:span text:style-name="T9"><text:s/>- Demais Meses</text:span></text:p>
          </table:table-cell>
          <table:table-cell table:style-name="Tabela2.B2" office:value-type="string">
            <text:p text:style-name="P11">R$ <text:span text:style-name="T9">100,00</text:span></text:p>
          </table:table-cell>
        </table:table-row>
      </table:table>
      <text:p text:style-name="P6"><text:span text:style-name="T6"/></text:p>
      <text:p text:style-name="P7">Quanto ao Equipamento</text:p>
      <text:p text:style-name="P7"/>
      <text:p text:style-name="P2">Declaro que concordei em receber <text:span text:style-name="T1">GRATUITAMENTE</text:span> os seguintes equipamentos:</text:p>
      <text:p text:style-name="P2"/>
      <table:table table:name="Equipamentos" table:style-name="Equipamentos">
        <table:table-column table:style-name="Equipamentos.A"/>
        <table:table-column table:style-name="Equipamentos.B"/>
        <table:table-column table:style-name="Equipamentos.C"/>
        <table:table-row>
          <table:table-cell table:style-name="Equipamentos.A1" office:value-type="string">
            <text:p text:style-name="P10"><text:span text:style-name="T1">Qtd</text:span>.</text:p>
          </table:table-cell>
          <table:table-cell table:style-name="Equipamentos.A1" office:value-type="string">
            <text:p text:style-name="P13">Quantidade</text:p>
          </table:table-cell>
          <table:table-cell table:style-name="Equipamentos.C1" office:value-type="string">
            <text:p text:style-name="P13">Valor</text:p>
          </table:table-cell>
        </table:table-row>
        <table:table-row table:style-name="Equipamentos.2">
          <table:table-cell table:style-name="Equipamentos.A2" office:value-type="string">
            <text:p text:style-name="P10"><text:s/>1</text:p>
          </table:table-cell>
          <table:table-cell table:style-name="Equipamentos.A2" office:value-type="string">
            <text:p text:style-name="P10">Tablet <text:span text:style-name="T8">Wi-Fi </text:span>7 ''</text:p>
          </table:table-cell>
          <table:table-cell table:style-name="Equipamentos.C2" office:value-type="string">
            <text:p text:style-name="P10">R$ 2<text:span text:style-name="T9">28</text:span>,00</text:p>
          </table:table-cell>
        </table:table-row>
      </table:table>
      <text:p text:style-name="P2"/>
      <text:p text:style-name="P2"/>
      <text:p text:style-name="P2">Declaro ainda que autorizo o pedido dos seguintes itens que concordei em pagar.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"><text:span text:style-name="T1">Qtd</text:span>.</text:p>
          </table:table-cell>
          <table:table-cell table:style-name="Tabela1.A1" office:value-type="string">
            <text:p text:style-name="P13">Quantidade</text:p>
          </table:table-cell>
          <table:table-cell table:style-name="Tabela1.C1" office:value-type="string">
            <text:p text:style-name="P13">Valor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</table:table>
      <text:p text:style-name="P2"/>
      <text:p text:style-name="P2">O <text:span text:style-name="T4">Cliente</text:span> reserva-<text:span text:style-name="T5">se</text:span> ao direito de efetuar o pagamento somente quando toda estrutura estiver devidamente montada e funcional. Não sendo necessário nenhuma ordem de pagamento ser efetuada antes disso.</text:p>
      <text:p text:style-name="P4"/>
      <text:p text:style-name="P9"><text:span text:style-name="T6">O Tempo de contrato deverá no mínimo cobrir as despesas de instalação e dos equipamentos oferecidos, caso contrário os mesmos deverão ser remunerados com seu valor de mercado.</text:span></text:p>
      <text:p text:style-name="P9"/>
      <text:p text:style-name="P9"/>
      <text:p text:style-name="P9"><text:span text:style-name="T6">Operador________________________________________ <text:s/>CPF: ___________________</text:span></text:p>
      <text:p text:style-name="P9"/>
      <text:p text:style-name="P9"><text:span text:style-name="T6">Cliente __________________________________________CPF: 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6.743cm" svg:y="-0.931cm" svg:width="3.634cm" svg:height="1.605cm" draw:z-index="0"><draw:image xlink:href="Pictures/10000201000001EE000000DA32E6380F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50:47.502000000</meta:creation-date>
    <dc:date>2015-03-10T17:51:29.865000000</dc:date>
    <meta:editing-duration>PT1H45M31S</meta:editing-duration>
    <meta:editing-cycles>4</meta:editing-cycles>
    <meta:generator>LibreOffice/4.2.5.2$Windows_x86 LibreOffice_project/6ff819b65674ae6c83f3cbab9e4a4c2b292a7a94</meta:generator>
    <meta:document-statistic meta:table-count="3" meta:image-count="1" meta:object-count="0" meta:page-count="1" meta:paragraph-count="32" meta:word-count="195" meta:character-count="1380" meta:non-whitespace-character-count="1217"/>
  </office:meta>
</office:document-meta>
</file>